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eb4"/>
    </style:style>
    <style:style style:name="P2" style:family="paragraph" style:parent-style-name="Standard">
      <style:text-properties officeooo:rsid="0006deb4" officeooo:paragraph-rsid="0006deb4"/>
    </style:style>
    <style:style style:name="T1" style:family="text">
      <style:text-properties officeooo:rsid="00080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écnicas de Busca e Ordena ̧cão</text:p>
      <text:p text:style-name="Standard">Roteiro de Laboratúrio <text:span text:style-name="T1">3</text:span>– <text:span text:style-name="T1">Métodos Elementares de Ordenação</text:span></text:p>
      <text:p text:style-name="P1"/>
      <text:p text:style-name="P2">OBS.: <text:span text:style-name="T1">Para inserir os caminhos de qual entrada testar, basta descomentar a variavel “path” com o caminho desejada (comentar a outra se houver descomentada).</text:span></text:p>
      <text:p text:style-name="Standard"/>
      <text:p text:style-name="Standard">1. <text:span text:style-name="T1">Interface de itens utilizada foi a disponibilizada.</text:span></text:p>
      <text:p text:style-name="Standard"/>
      <text:p text:style-name="Standard">2. <text:span text:style-name="T1">Cliente da interface implementado.</text:span></text:p>
      <text:p text:style-name="Standard"/>
      <text:p text:style-name="Standard">3. <text:span text:style-name="T1">Selection Sort implementado.</text:span></text:p>
      <text:p text:style-name="P2"/>
      <text:p text:style-name="P2">4. <text:span text:style-name="T1">Insertion Sort implementado.</text:span></text:p>
      <text:p text:style-name="P2"/>
      <text:p text:style-name="P2">5. <text:span text:style-name="T1">Bubble Sort implementado.</text:span></text:p>
      <text:p text:style-name="P2"/>
      <text:p text:style-name="P2">6. <text:span text:style-name="T1">Shaker Sort implementado.</text:span></text:p>
      <text:p text:style-name="P2"/>
      <text:p text:style-name="P2">7. <text:span text:style-name="T1">Quatro tabelas foram criadas e separadas por método de ordenação na pasta “time”, onde há a relação de tempo de cada método com a quantidade de entradas respectiva. Conclui-se que não há melhor método de ordenação, mas há métodos que resolvem algoritmos melhores que outros a depender dos casos.</text:span></text:p>
      <text:p text:style-name="P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13:08.025474803</meta:creation-date>
    <dc:date>2024-11-28T20:58:21.532766153</dc:date>
    <meta:editing-duration>PT18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18" meta:character-count="752" meta:non-whitespace-character-count="645"/>
  </office:meta>
</office:document-meta>
</file>